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PathElement.WildcardPathElement( int pos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thElement.matches( int pathIndex , MatchingContext matching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ildcard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PathElemen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